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3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29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0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5" draw:layer="layout" svg:width="5.334cm" svg:height="2.032cm" svg:x="18.161cm" svg:y="26.162cm">
          <text:p text:style-name="P6">Decrease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20.447cm" svg:y="22.987cm">
          <text:p text:style-name="P6">Increase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18.161cm" svg:y="14.859cm">
          <text:p text:style-name="P6">Clear Time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6.731cm" svg:y="13.97cm">
          <text:p text:style-name="P6">Return to</text:p>
          <text:p text:style-name="P6">Calendar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334cm" svg:height="2.286cm" svg:x="1.651cm" svg:y="24.892cm">
          <text:p text:style-name="P6">Hours, Minutes,</text:p>
          <text:p text:style-name="P6">And Seconds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1" draw:text-style-name="P3" draw:layer="layout" svg:width="5.969cm" svg:height="2.286cm" svg:x="1.397cm" svg:y="18.796cm">
          <text:p text:style-name="P2">Search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5.621cm" svg:y="11.049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16.445cm" svg:y="16.51cm">
          <text:p text:style-name="P6">Output Format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4.732cm" svg:y="9.779cm">
          <text:p text:style-name="P6">Name of</text:p>
          <text:p text:style-name="P6">Metadata Record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34" draw:text-style-name="P2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479cm" svg:y="10.033cm">
          <text:p text:style-name="P6">Expand Window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1.115cm" svg:y="21.844cm">
          <text:p text:style-name="P6">Report</text:p>
          <text:p text:style-name="P6">Generation Date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31.115cm" svg:y="17.78cm">
          <text:p text:style-name="P6">Record Name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0.988cm" svg:y="13.462cm">
          <text:p text:style-name="P6">mdTranslator</text:p>
          <text:p text:style-name="P6">Version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9.017cm" svg:y="25.908cm">
          <text:p text:style-name="P6">Metadata</text:p>
          <text:p text:style-name="P6">Sections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34" draw:text-style-name="P2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9.464cm" svg:y="13.208cm">
          <text:p text:style-name="P6">Context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16.309cm" svg:y="8.598cm">
          <text:p text:style-name="P6">Message Level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23.622cm" svg:y="8.636cm">
          <text:p text:style-name="P6">Message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9.779cm" svg:y="21.971cm">
          <text:p text:style-name="P6">Issued from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9-06T15:28:01.183343901</dc:date>
    <meta:editing-duration>PT2H13M16S</meta:editing-duration>
    <meta:editing-cycles>49</meta:editing-cycles>
    <meta:generator>LibreOffice/6.0.3.2$Linux_X86_64 LibreOffice_project/00m0$Build-2</meta:generator>
    <meta:document-statistic meta:object-count="100"/>
  </office:meta>
</office:document-meta>
</file>